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4.1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487cm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dash" draw:stroke-dash="Dashed_20__28_var_29_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dash" draw:stroke-dash="Dashed_20__28_var_29__20_4" svg:stroke-width="0.053cm" svg:stroke-color="#43739e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4" office:value-type="string" calcext:value-type="string" table:number-columns-spanned="5" table:number-rows-spanned="1">
            <text:p>Destinations</text:p>
          </table:table-cell>
          <table:covered-table-cell table:number-columns-repeated="4" table:style-name="ce1"/>
          <table:table-cell table:style-name="ce22" table:number-columns-repeated="1013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3" office:value-type="string" calcext:value-type="string">
            <text:p>item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3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ColumnGroup</text:p>
          </table:table-cell>
          <table:table-cell table:style-name="ce5" office:value-type="string" calcext:value-type="string">
            <text:p>7 – TableRow</text:p>
          </table:table-cell>
          <table:table-cell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6 – ColumnGroup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ColumnWidthsContext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4 – ResizingContainer</text:p>
          </table:table-cell>
          <table:table-cell table:style-name="ce5" office:value-type="string" calcext:value-type="string">
            <text:p>6 – ColumnGroup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office:value-type="string" calcext:value-type="string">
            <text:p>6 – SelectionRect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electionRectContext</text:p>
          </table:table-cell>
          <table:table-cell office:value-type="string" calcext:value-type="string">
            <text:p>object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6 – SelectionRect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CursorClas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ToPo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sSelecting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ad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6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4" table:default-cell-style-name="ce31"/>
        <table:table-column table:style-name="co5" table:number-columns-repeated="7" table:default-cell-style-name="ce31"/>
        <table:table-column table:style-name="co2" table:number-columns-repeated="56" table:default-cell-style-name="ce31"/>
        <table:table-column table:style-name="co2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1307" table:end-x="2.076cm" table:end-y="0.312cm" draw:z-index="1" draw:style-name="gr1" draw:text-style-name="P1" svg:x1="2.075cm" svg:y1="1.878cm" svg:x2="2.075cm" svg:y2="3.148cm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1.522cm" table:end-y="0.586cm" draw:z-index="3" draw:style-name="gr1" draw:text-style-name="P1" svg:x1="5.694cm" svg:y1="1.932cm" svg:x2="2.279cm" svg:y2="3.073cm">
              <text:p/>
            </draw:line>
          </table:table-cell>
          <table:table-cell table:style-name="ce68" office:value-type="string" calcext:value-type="string">
            <text:p>Root</text:p>
            <text:p>(Shortcuts)</text:p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1.522cm" table:end-y="0.595cm" draw:z-index="15" draw:style-name="gr2" draw:text-style-name="P1" svg:x1="5.694cm" svg:y1="1.941cm" svg:x2="2.283cm" svg:y2="3.082cm">
              <text:p/>
            </draw:line>
          </table:table-cell>
          <table:table-cell table:style-name="ce69" office:value-type="string" calcext:value-type="string">
            <text:p>ScrollingContainer</text:p>
            <text:p>(Drag selection)</text:p>
          </table:table-cell>
          <table:table-cell table:style-name="ce32">
            <draw:line table:end-cell-address="Tree.F3" table:end-x="2.081cm" table:end-y="1.665cm" draw:z-index="13" draw:style-name="gr1" draw:text-style-name="P1" svg:x1="2.66cm" svg:y1="-0.559cm" svg:x2="6.079cm" svg:y2="0.582cm">
              <text:p/>
            </draw:line>
          </table:table-cell>
          <table:table-cell table:style-name="ce68" office:value-type="string" calcext:value-type="string">
            <text:p>PaginationContainer</text:p>
            <draw:line table:end-cell-address="Tree.F1317" table:end-x="1.503cm" table:end-y="0.418cm" draw:z-index="11" draw:style-name="gr3" draw:text-style-name="P1" svg:x1="2.017cm" svg:y1="1.878cm" svg:x2="2.017cm" svg:y2="3.148cm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</table:table-cell>
          <table:table-cell table:style-name="ce32">
            <draw:line table:end-cell-address="Tree.E4" table:end-x="1.926cm" table:end-y="1.689cm" draw:z-index="14" draw:style-name="gr1" draw:text-style-name="P1" svg:x1="2.506cm" svg:y1="-0.535cm" svg:x2="5.921cm" svg:y2="0.606cm">
              <text:p/>
            </draw:line>
          </table:table-cell>
          <table:table-cell table:style-name="ce30" office:value-type="string" calcext:value-type="string">
            <text:p>ResizingContainer</text:p>
            <text:p>(Column resizing)</text:p>
            <draw:line table:end-cell-address="Tree.G5" table:end-x="1.639cm" table:end-y="0.658cm" draw:z-index="4" draw:style-name="gr1" draw:text-style-name="P1" svg:x1="2.656cm" svg:y1="1.979cm" svg:x2="9.982cm" svg:y2="3.145cm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1.602cm" table:end-y="0.608cm" draw:z-index="5" draw:style-name="gr1" draw:text-style-name="P1" svg:x1="5.778cm" svg:y1="1.772cm" svg:x2="2.341cm" svg:y2="3.095cm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1.6cm" table:end-y="0.608cm" draw:z-index="6" draw:style-name="gr1" draw:text-style-name="P1" svg:x1="2.348cm" svg:y1="1.772cm" svg:x2="5.772cm" svg:y2="3.095cm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1.666cm" table:end-y="0.687cm" draw:z-index="0" draw:style-name="gr1" draw:text-style-name="P1" svg:x1="5.838cm" svg:y1="1.852cm" svg:x2="2.414cm" svg:y2="3.174cm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1.668cm" table:end-y="0.687cm" draw:z-index="2" draw:style-name="gr3" draw:text-style-name="P1" svg:x1="2.407cm" svg:y1="1.852cm" svg:x2="5.844cm" svg:y2="3.174cm">
              <text:p/>
            </draw:line>
            <draw:line table:end-cell-address="Tree.G1327" table:end-x="2.038cm" table:end-y="0.47cm" draw:z-index="10" draw:style-name="gr3" draw:text-style-name="P1" svg:x1="2.037cm" svg:y1="1.825cm" svg:x2="2.037cm" svg:y2="3.095cm">
              <text:p/>
            </draw:line>
            <draw:line table:end-cell-address="Tree.H5" table:end-x="3.435cm" table:end-y="1.794cm" draw:z-index="12" draw:style-name="gr1" draw:text-style-name="P1" svg:x1="-6.955cm" svg:y1="-0.522cm" svg:x2="-14.277cm" svg:y2="0.644cm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1334" table:end-x="2.064cm" table:end-y="0.062cm" draw:z-index="9" draw:style-name="gr1" draw:text-style-name="P1" svg:x1="2.063cm" svg:y1="1.825cm" svg:x2="2.063cm" svg:y2="3.102cm">
              <text:p/>
            </draw:line>
          </table:table-cell>
          <table:table-cell table:style-name="ce32"/>
          <table:table-cell table:style-name="ce38" office:value-type="string" calcext:value-type="string">
            <text:p>SelectionRect</text:p>
          </table:table-cell>
          <table:table-cell table:style-name="ce30" office:value-type="string" calcext:value-type="string">
            <text:p>ColumnGroup</text:p>
          </table:table-cell>
          <table:table-cell table:style-name="ce68" office:value-type="string" calcext:value-type="string">
            <text:p>TableBody</text:p>
            <draw:line table:end-cell-address="Tree.H1334" table:end-x="1.503cm" table:end-y="0.062cm" draw:z-index="8" draw:style-name="gr1" draw:text-style-name="P1" svg:x1="2.017cm" svg:y1="1.825cm" svg:x2="2.017cm" svg:y2="3.102cm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32" office:value-type="string" calcext:value-type="string">
            <text:p>TableRow</text:p>
            <draw:line table:end-cell-address="Tree.H1336" table:end-x="1.503cm" table:end-y="0.149cm" draw:z-index="7" draw:style-name="gr1" draw:text-style-name="P1" svg:x1="2.017cm" svg:y1="1.938cm" svg:x2="2.017cm" svg:y2="3.208cm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 table:number-columns-spanned="2" table:number-rows-spanned="1">
            <text:p>Connected to redux</text:p>
          </table:table-cell>
          <table:covered-table-cell table:style-name="ce28"/>
          <table:table-cell table:number-columns-repeated="1022"/>
        </table:table-row>
        <table:table-row table:style-name="ro2">
          <table:table-cell table:style-name="ce29" office:value-type="string" calcext:value-type="string" table:number-columns-spanned="2" table:number-rows-spanned="1">
            <text:p>Uses ColumnWidthsContext</text:p>
          </table:table-cell>
          <table:covered-table-cell table:style-name="ce2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2" table:number-rows-spanned="1">
            <text:p>Uses SelectionRectContext</text:p>
          </table:table-cell>
          <table:covered-table-cell table:style-name="ce33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64cm" fo:margin-bottom="0.64cm" fo:margin-left="0.64cm" fo:margin-right="0.64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9:45:34.408301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4</meta:editing-cycles>
    <dc:date>2021-03-29T10:12:30.011330767</dc:date>
    <meta:generator>LibreOffice/6.4.6.2$Linux_X86_64 LibreOffice_project/40$Build-2</meta:generator>
    <meta:editing-duration>PT23H45M6S</meta:editing-duration>
    <meta:document-statistic meta:table-count="2" meta:cell-count="227" meta:object-count="16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